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d42" officeooo:paragraph-rsid="0015ed42"/>
    </style:style>
    <style:style style:name="P2" style:family="paragraph" style:parent-style-name="Standard">
      <style:text-properties officeooo:rsid="001642ab" officeooo:paragraph-rsid="001642ab"/>
    </style:style>
    <style:style style:name="P3" style:family="paragraph" style:parent-style-name="Standard">
      <style:text-properties officeooo:rsid="00176c87" officeooo:paragraph-rsid="00176c87"/>
    </style:style>
    <style:style style:name="P4" style:family="paragraph" style:parent-style-name="Standard">
      <style:text-properties officeooo:rsid="00196264" officeooo:paragraph-rsid="00196264"/>
    </style:style>
    <style:style style:name="T1" style:family="text">
      <style:text-properties officeooo:rsid="001642ab"/>
    </style:style>
    <style:style style:name="T2" style:family="text">
      <style:text-properties officeooo:rsid="00176c87"/>
    </style:style>
    <style:style style:name="T3" style:family="text">
      <style:text-properties officeooo:rsid="00196264"/>
    </style:style>
    <style:style style:name="T4" style:family="text">
      <style:text-properties officeooo:rsid="001b58b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>Act #1 Tomar una imagen a color a convertir a escala de grises(1 punto), <text:s/>wgs</text:p>
      <text:p text:style-name="P1"/>
      <text:p text:style-name="P1">Act #2 escalamiento de rango, escala de grises , <text:s/>el pixel mas oscuro sea negro y el pixel mas claro sea blanco(1 punto), que sea por rangos establecidos(1 punto), por canal 1 punto, gui (1 punto)</text:p>
      <text:p text:style-name="P1"/>
      <text:p text:style-name="P1">Act #3 calcular historiagramas, contar cuantos pixel hay de tal pixel en canales de negros(1 punto), a color(1 punto), decir cual es el color de fondo (1 punto)</text:p>
      <text:p text:style-name="P1"/>
      <text:p text:style-name="P1">act #4 filtra de agregar ruido (sal y pimienta), <text:s/>segun porcentaje (1 punto), umbrales(1 punto), eliminar el ruido (1 punto) ver punto origen y vencidad, <text:span text:style-name="T1">eliminar ruidos no puros (1 punto)</text:span></text:p>
      <text:p text:style-name="P1"/>
      <text:p text:style-name="P2">act #5 sorted filters, filtro minimo (1 minimo), filtro maximo (1punto), mediana (1 punto), cuantil albitrario elegir 0&gt;q&gt;255 (1)(1 punto), <text:s/>multiples vecindades(1 punto)</text:p>
      <text:p text:style-name="P2"/>
      <text:p text:style-name="P2">act #6 mask filters, promedio, garciasna y <text:s/>albritaria</text:p>
      <text:p text:style-name="P2"/>
      <text:p text:style-name="P2">act #7 transparencia color – x (1 punto), umbral (1 punto) x - color los transparentes volverlo a color (1 punto), </text:p>
      <text:p text:style-name="P2"/>
      <text:p text:style-name="P2">act #8 tomar una imagen de entrada y aumentar su tamaño(1 punto), aumento <text:span text:style-name="T4">arbitrariamente</text:span> (1 punto), <text:span text:style-name="T4">disminuir</text:span> la imagen (1 punto), disminuir <text:span text:style-name="T4">arbitrariamente</text:span> (1 punto), <text:s/>pureza de <text:span text:style-name="T4">imágenes</text:span></text:p>
      <text:p text:style-name="P2"/>
      <text:p text:style-name="P2">act #9 invertir colores, invertir por canal, intercambios de colores</text:p>
      <text:p text:style-name="P2"/>
      <text:p text:style-name="P2">act #10 combinar <text:span text:style-name="T4">imágenes</text:span>, ponderado por imagen, <text:span text:style-name="T2">calcular su diferencia (original, balga (mediana), diferencia)</text:span></text:p>
      <text:p text:style-name="P2"/>
      <text:p text:style-name="P3">act #11 <text:span text:style-name="T3">DFS BFS rellenar una imagen con una coordenada inicial, con umbrales, seleccionar caga embolvente (rectángulo min donde quepa la imagen), cortar la imagen</text:span></text:p>
      <text:p text:style-name="P3"/>
      <text:p text:style-name="P4">act #12 binarizar una imagen, <text:s/>parametrizar , <text:s/>decir rango, convertir a n tonos de gris, </text:p>
      <text:p text:style-name="P4"/>
      <text:p text:style-name="P4">act #13 generar colores al azar, distinci<text:span text:style-name="T4">ó</text:span>n de tonos, generar n colores distintos</text:p>
      <text:p text:style-name="P4"/>
      <text:p text:style-name="P4">act #14 dibujar dibujar rectas, recta dibujar u <text:span text:style-name="T4">orientar</text:span> por puntos, c<text:span text:style-name="T4">i</text:span>rculo, eclipse, <text:span text:style-name="T4">rectángulos</text:span> ya sea por grosor de pixeles, relleno o bor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5:29:38.838900316</meta:creation-date>
    <dc:date>2015-01-29T16:26:54.241680809</dc:date>
    <meta:editing-duration>PT26M5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290" meta:character-count="1809" meta:non-whitespace-character-count="1523"/>
  </office:meta>
</office:document-meta>
</file>